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ameAs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2:20:47.252233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5:58:22.007782660</dc:date>
    <meta:editing-duration>PT2H27M10S</meta:editing-duration>
    <meta:editing-cycles>33</meta:editing-cycles>
    <meta:generator>LibreOffice/6.0.6.2$Linux_X86_64 LibreOffice_project/00m0$Build-2</meta:generator>
    <meta:document-statistic meta:table-count="2" meta:cell-count="11201" meta:object-count="0"/>
  </office:meta>
</office:document-meta>
</file>